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029000000292444B3E48F2653F3.png" manifest:media-type="image/png"/>
  <manifest:file-entry manifest:full-path="Pictures/1000D8560000043D0000043DBDD59FA7121F8113.svg" manifest:media-type="image/svg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616cm" fo:min-width="7.982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622cm" fo:min-width="7.952cm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616cm" fo:min-width="7.98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1.616cm" fo:min-width="7.9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729fcf" draw:textarea-horizontal-align="justify" draw:textarea-vertical-align="top" draw:auto-grow-height="false" fo:min-height="1.416cm" fo:min-width="4.2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75cm" fo:min-width="2.5cm"/>
    </style:style>
    <style:style style:name="gr9" style:family="graphic" style:parent-style-name="Objekt_20_ohne_20_Füllung_20_und_20_Lini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solid" draw:fill-color="#729fcf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729fcf"/>
      <style:paragraph-properties fo:text-align="center"/>
      <style:text-properties style:font-name="Roboto Medium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Roboto Medi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63cm" svg:height="2.842cm" svg:x="1.73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1.973cm" svg:y="2.34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2.4cm" svg:y="3.2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3.008cm" svg:y="1.762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3.39cm" svg:y="3.4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3.2cm" svg:y="2.58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3.99cm" svg:y="1.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1.3cm" svg:y="4.741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custom-shape draw:style-name="gr3" draw:text-style-name="P3" xml:id="id3" draw:id="id3" draw:layer="layout" svg:width="8.516cm" svg:height="1.9cm" svg:x="1.384cm" svg:y="5.7cm">
          <text:p text:style-name="P2"><text:span text:style-name="T1">Name: Peter Müller</text:span></text:p>
          <text:p text:style-name="P2"><text:span text:style-name="T1">Adresse: Dorfstraße 1</text:span></text:p>
          <text:p text:style-name="P2"><text:span text:style-name="T1">Geb.: 19.05.19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.48cm" svg:height="1.9cm" svg:x="1.4cm" svg:y="9.7cm">
          <text:p text:style-name="P2"><text:span text:style-name="T1">Name: {pet, ete, ter, mül, üll, …}</text:span></text:p>
          <text:p text:style-name="P2"><text:span text:style-name="T1">Adresse: {dor, orf, rfs, fst, str, …}</text:span></text:p>
          <text:p text:style-name="P2"><text:span text:style-name="T1">Geb.: {18, 19, 20, 4, 5, 6, ...}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8.515cm" svg:height="1.9cm" svg:x="10.485cm" svg:y="5.7cm">
          <text:p text:style-name="P2"><text:span text:style-name="T1">Name: Peter Mueller</text:span></text:p>
          <text:p text:style-name="P2"><text:span text:style-name="T1">Adresse: Dorfstrasse 1</text:span></text:p>
          <text:p text:style-name="P2"><text:span text:style-name="T1">Geb.: 19.5.8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8.5cm" svg:height="1.9cm" svg:x="10.5cm" svg:y="9.7cm">
          <text:p text:style-name="P2"><text:span text:style-name="T1">Name: {pet, ete, ter, mue, …}</text:span></text:p>
          <text:p text:style-name="P2"><text:span text:style-name="T1">Adresse: {dor, orf, rfs, fst, str, …}</text:span></text:p>
          <text:p text:style-name="P2"><text:span text:style-name="T1">Geb.: {18, 19, 20, 4, 5, 6, ...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63cm" svg:height="2.842cm" svg:x="10.837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12.89cm" svg:y="2.2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12.079cm" svg:y="2.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10.4cm" svg:y="4.72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4.3cm" svg:y="3.1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4.9cm" svg:y="2.3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custom-shape draw:style-name="gr7" draw:text-style-name="P5" draw:layer="layout" svg:width="4.8cm" svg:height="1.7cm" svg:x="7.8cm" svg:y="7.8cm">
          <text:p text:style-name="P2"><text:span text:style-name="T2">Import mit</text:span></text:p>
          <text:list text:style-name="L1">
            <text:list-item>
              <text:p text:style-name="P2"><text:span text:style-name="T2">Trigrammen</text:span></text:p>
            </text:list-item>
            <text:list-item>
              <text:p text:style-name="P2"><text:span text:style-name="T2">Datumsunschärfe 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2cm" svg:x="5.1cm" svg:y="3cm">
          <text:p text:style-name="P6"><text:span text:style-name="T3">80%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2cm" svg:x="14.2cm" svg:y="3.1cm">
          <text:p text:style-name="P6"><text:span text:style-name="T3">20%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1.848cm" svg:height="0.631cm" svg:x="4.3cm" svg:y="17.0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10" draw:text-style-name="P1" draw:layer="layout" draw:type="line" svg:x1="14.742cm" svg:y1="7.6cm" svg:x2="14.75cm" svg:y2="9.7cm" draw:start-shape="id1" draw:start-glue-point="2" draw:end-shape="id2" svg:d="M14742 7600l8 2100" svg:viewBox="0 0 9 2101">
          <text:p/>
        </draw:connector>
        <draw:connector draw:style-name="gr10" draw:text-style-name="P1" draw:layer="layout" draw:type="line" svg:x1="5.642cm" svg:y1="7.6cm" svg:x2="5.64cm" svg:y2="9.7cm" draw:start-shape="id3" draw:start-glue-point="2" draw:end-shape="id4" svg:d="M5642 7600l-2 2100" svg:viewBox="0 0 3 2101">
          <text:p/>
        </draw:connector>
        <draw:line draw:style-name="gr10" draw:text-style-name="P1" draw:layer="layout" svg:x1="2.2cm" svg:y1="3.2cm" svg:x2="1.8cm" svg:y2="4.7cm">
          <text:p/>
        </draw:line>
        <draw:line draw:style-name="gr10" draw:text-style-name="P1" draw:layer="layout" svg:x1="12.1cm" svg:y1="3.6cm" svg:x2="11cm" svg:y2="4.7cm">
          <text:p/>
        </draw:line>
        <draw:frame draw:style-name="gr9" draw:text-style-name="P6" xml:id="id6" draw:id="id6" draw:layer="layout" svg:width="3.314cm" svg:height="1.196cm" svg:x="8.448cm" svg:y="14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0" draw:text-style-name="P1" draw:layer="layout" svg:x1="9.248cm" svg:y1="16.1cm" svg:x2="8.248cm" svg:y2="17cm">
          <text:p/>
        </draw:line>
        <draw:line draw:style-name="gr10" draw:text-style-name="P1" draw:layer="layout" svg:x1="10.848cm" svg:y1="16.2cm" svg:x2="10.848cm" svg:y2="17.1cm">
          <text:p/>
        </draw:line>
        <draw:line draw:style-name="gr10" draw:text-style-name="P1" draw:layer="layout" svg:x1="11.948cm" svg:y1="16.1cm" svg:x2="14.148cm" svg:y2="17cm">
          <text:p/>
        </draw:line>
        <draw:custom-shape draw:style-name="gr11" draw:text-style-name="P8" draw:layer="layout" svg:width="0.5cm" svg:height="0.5cm" svg:x="3.7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7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7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7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7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8.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8.48cm" svg:height="1.9cm" svg:x="1.4cm" svg:y="12.3cm">
          <text:p text:style-name="P2"><text:span text:style-name="T1">Name:</text:span></text:p>
          <text:p text:style-name="P2"><text:span text:style-name="T1">Adresse:</text:span></text:p>
          <text:p text:style-name="P2"><text:span text:style-name="T1">Geb.: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3.7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2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7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7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7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7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8.2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3.7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4.7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5.7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6.7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7.7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8.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2.8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3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8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3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8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3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8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3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82cm" svg:y="12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7.32cm" svg:y="12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8.48cm" svg:height="1.9cm" svg:x="10.52cm" svg:y="12.3cm">
          <text:p text:style-name="P2"><text:span text:style-name="T1">Name:</text:span></text:p>
          <text:p text:style-name="P2"><text:span text:style-name="T1">Adresse:</text:span></text:p>
          <text:p text:style-name="P2"><text:span text:style-name="T1">Geb.: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2.8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32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8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32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8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3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8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3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82cm" svg:y="13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7.32cm" svg:y="13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2.8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3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3.8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3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4.8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3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5.8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3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82cm" svg:y="13.5cm">
          <text:p text:style-name="P6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7.32cm" svg:y="13.5cm">
          <text:p text:style-name="P6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5.64cm" svg:y1="14.2cm" svg:x2="10.105cm" svg:y2="14.9cm" draw:start-shape="id5" draw:start-glue-point="2" draw:end-shape="id6" draw:end-glue-point="0" svg:d="M5640 14200l4465 700" svg:viewBox="0 0 4466 701">
          <text:p/>
        </draw:connector>
        <draw:connector draw:style-name="gr10" draw:text-style-name="P1" draw:layer="layout" draw:type="line" svg:x1="14.76cm" svg:y1="14.2cm" svg:x2="10.105cm" svg:y2="14.9cm" draw:start-shape="id7" draw:start-glue-point="2" draw:end-shape="id6" draw:end-glue-point="0" svg:d="M14760 14200l-4655 700" svg:viewBox="0 0 4656 701">
          <text:p/>
        </draw:connector>
        <draw:connector draw:style-name="gr10" draw:text-style-name="P1" draw:layer="layout" draw:type="line" svg:x1="5.64cm" svg:y1="11.6cm" svg:x2="5.64cm" svg:y2="12.3cm" draw:start-shape="id4" draw:start-glue-point="2" draw:end-shape="id5" draw:end-glue-point="0" svg:d="M5640 11600v700" svg:viewBox="0 0 1 701">
          <text:p/>
        </draw:connector>
        <draw:connector draw:style-name="gr10" draw:text-style-name="P1" draw:layer="layout" draw:type="line" svg:x1="14.75cm" svg:y1="11.6cm" svg:x2="14.76cm" svg:y2="12.3cm" draw:start-shape="id2" draw:start-glue-point="2" draw:end-shape="id7" draw:end-glue-point="0" svg:d="M14750 11600l10 700" svg:viewBox="0 0 1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13:13:34.479019514</dc:date>
    <meta:editing-duration>PT1H9M59S</meta:editing-duration>
    <meta:editing-cycles>7</meta:editing-cycles>
    <meta:generator>LibreOffice/5.3.4.2$Linux_X86_64 LibreOffice_project/30m0$Build-2</meta:generator>
    <meta:document-statistic meta:object-count="96"/>
  </office:meta>
</office:document-meta>
</file>

<file path=Object 1/content.xml><?xml version="1.0" encoding="utf-8"?>
<math xmlns="http://www.w3.org/1998/Math/MathML" display="block">
  <semantics>
    <mrow>
      <mrow>
        <mtext>sim</mtext>
        <mo stretchy="false">=</mo>
        <mi mathvariant="italic">avg</mi>
      </mrow>
      <mrow>
        <mo fence="true" stretchy="false">(</mo>
        <mrow>
          <mrow>
            <msub>
              <mtext>sim</mtext>
              <mi mathvariant="italic">Jacc</mi>
            </msub>
            <mrow>
              <mo fence="true" stretchy="false">(</mo>
              <mrow>
                <mi mathvariant="italic">Name</mi>
              </mrow>
              <mo fence="true" stretchy="false">)</mo>
            </mrow>
            <mi>,</mi>
            <msub>
              <mtext>sim</mtext>
              <mi mathvariant="italic">Jacc</mi>
            </msub>
            <mrow>
              <mo fence="true" stretchy="false">(</mo>
              <mrow>
                <mi mathvariant="italic">Adresse</mi>
              </mrow>
              <mo fence="true" stretchy="false">)</mo>
            </mrow>
            <mi>,</mi>
            <msub>
              <mtext>sim</mtext>
              <mi mathvariant="italic">Jacc</mi>
            </msub>
            <mrow>
              <mo fence="true" stretchy="false">(</mo>
              <mrow>
                <mrow>
                  <mi mathvariant="italic">Geb</mi>
                  <mn>.</mn>
                </mrow>
              </mrow>
              <mo fence="true" stretchy="false">)</mo>
            </mrow>
          </mrow>
        </mrow>
        <mo fence="true" stretchy="false">)</mo>
      </mrow>
    </mrow>
    <annotation encoding="StarMath 5.0">"sim" = avg ("sim"_Jacc (Name), "sim"_Jacc (Adresse), "sim"_Jacc (Geb.)) </annotation>
  </semantics>
</math>
</file>

<file path=Object 2/content.xml><?xml version="1.0" encoding="utf-8"?>
<math xmlns="http://www.w3.org/1998/Math/MathML" display="block">
  <semantics>
    <mrow>
      <msub>
        <mtext>sim</mtext>
        <mi mathvariant="italic">Jacc</mi>
      </msub>
      <mo stretchy="false">=</mo>
      <mfrac>
        <mrow>
          <mo fence="true" stretchy="false">|</mo>
          <mrow>
            <mtext>AND</mtext>
          </mrow>
          <mo fence="true" stretchy="false">|</mo>
        </mrow>
        <mrow>
          <mo fence="true" stretchy="false">|</mo>
          <mrow>
            <mtext>OR</mtext>
          </mrow>
          <mo fence="true" stretchy="false">|</mo>
        </mrow>
      </mfrac>
    </mrow>
    <annotation encoding="StarMath 5.0">"sim"_Jacc= { lline "AND" rline } over { lline "OR" rline } </annotation>
  </semantics>
</math>
</file>